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71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6.36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38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03mm" fo:break-before="auto" style:use-optimal-row-height="false"/>
    </style:style>
    <style:style style:name="ro3" style:family="table-row">
      <style:table-row-properties style:row-height="22.21mm" fo:break-before="auto" style:use-optimal-row-height="false"/>
    </style:style>
    <style:style style:name="ro4" style:family="table-row">
      <style:table-row-properties style:row-height="21.94mm" fo:break-before="auto" style:use-optimal-row-height="false"/>
    </style:style>
    <style:style style:name="ro5" style:family="table-row">
      <style:table-row-properties style:row-height="28.56mm" fo:break-before="auto" style:use-optimal-row-height="false"/>
    </style:style>
    <style:style style:name="ro6" style:family="table-row">
      <style:table-row-properties style:row-height="17.97mm" fo:break-before="auto" style:use-optimal-row-height="false"/>
    </style:style>
    <style:style style:name="ro7" style:family="table-row">
      <style:table-row-properties style:row-height="21.68mm" fo:break-before="auto" style:use-optimal-row-height="false"/>
    </style:style>
    <style:style style:name="ro8" style:family="table-row">
      <style:table-row-properties style:row-height="12.95mm" fo:break-before="auto" style:use-optimal-row-height="false"/>
    </style:style>
    <style:style style:name="ro9" style:family="table-row">
      <style:table-row-properties style:row-height="15.8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VALEUR</text:p>
          </table:table-cell>
          <table:table-cell office:value-type="string" calcext:value-type="string">
            <text:p>TACHES LIEES</text:p>
          </table:table-cell>
          <table:table-cell office:value-type="string" calcext:value-type="string">
            <text:p>COMPLEXITE</text:p>
          </table:table-cell>
          <table:table-cell office:value-type="string" calcext:value-type="string">
            <text:p>DUREE ESTIMEE (H)</text:p>
          </table:table-cell>
          <table:table-cell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En tant que client, présenter</text:p>
            <text:p> Des information touristiques</text:p>
            <text:p> sur les châteaux et monuments </text:p>
            <text:p>De la région Val de Loire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string" calcext:value-type="string">
            <text:p>- Décider Design site et Page accueil</text:p>
            <text:p>  → bannière/header (includes php)</text:p>
            <text:p>  →  produire HTML / CSS</text:p>
            <text:p>- Décider Code couleurs</text:p>
            <text:p>- Décider Forme (pages catégories, articles) </text:p>
            <text:p>  → produire HTML / PHP </text:p>
            <text:p>- Tester / mettre au point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3</text:p>
            <text:p>1</text:p>
            <text:p>2</text:p>
            <text:p>0,75</text:p>
            <text:p>0,5</text:p>
            <text:p>2</text:p>
            <text:p>4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En tant qu’internaute, accéder aux </text:p>
            <text:p>Caractéristiques des châteaux de la Loire</text:p>
            <text:p>(historique, géolocalisation, alentours)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string" calcext:value-type="string">
            <text:p>- Décider forme Pages "rubriques A"</text:p>
            <text:p>  → prduire HTML / CSS</text:p>
            <text:p>  → produire Connexion BD, tables articles</text:p>
            <text:p>  → produire PHP / SQL</text:p>
            <text:p>- tester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0,5</text:p>
            <text:p>2</text:p>
            <text:p>2</text:p>
            <text:p>2</text:p>
            <text:p>2</text:p>
          </table:table-cell>
          <table:table-cell office:value-type="float" office:value="8.5" calcext:value-type="float">
            <text:p>8,5</text:p>
          </table:table-cell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En tant qu’internaute, accéder aux </text:p>
            <text:p>Caractéristiques d’autres sites à visiter</text:p>
            <text:p>dans la région (hors sentiers battus !)</text:p>
            <text:p>(historique, géolocalisation, alentours)</text:p>
          </table:table-cell>
          <table:table-cell table:style-name="ce1" office:value-type="float" office:value="90" calcext:value-type="float">
            <text:p>90</text:p>
          </table:table-cell>
          <table:table-cell table:style-name="ce3" office:value-type="string" calcext:value-type="string">
            <text:p>- Décider forme Pages "rubriques  B"</text:p>
            <text:p>  → HTML / CSS</text:p>
            <text:p>  → Connexion BD, tables articles</text:p>
            <text:p>  → PHP / SQL</text:p>
            <text:p>  → tester / mettre au point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0,5</text:p>
            <text:p>2</text:p>
            <text:p>2</text:p>
            <text:p>2</text:p>
            <text:p>2</text:p>
          </table:table-cell>
          <table:table-cell office:value-type="float" office:value="8.5" calcext:value-type="float">
            <text:p>8,5</text:p>
          </table:table-cell>
        </table:table-row>
        <table:table-row table:style-name="ro5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En tant que gestionnaire, mettre à jour /</text:p>
            <text:p> Modifier le contenu des articles </text:p>
            <text:p>des 2 rubriques</text:p>
          </table:table-cell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- Décider forme page Connexion au back-office</text:p>
            <text:p>  → produire page php, BD table « login »</text:p>
            <text:p>  → produire contrôle login mdp phph/SQL</text:p>
            <text:p>- page pour Modifier/ajouter articles</text:p>
            <text:p>  → formulaire HTML</text:p>
            <text:p>  → soumission php + BD (table articles)</text:p>
            <text:p>- tester / mettre au point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0,5</text:p>
            <text:p>1</text:p>
            <text:p>2</text:p>
            <text:p>0,5</text:p>
            <text:p>2</text:p>
            <text:p>2</text:p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6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En tant qu’internaute, laisser un message </text:p>
            <text:p>au gestionnaire (suggestions de visites, </text:p>
            <text:p>critiques site…) 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- page formulaire HTML</text:p>
            <text:p>- soumission BD, table « messages »</text:p>
            <text:p>  → PHP / SQL</text:p>
            <text:p>- tester / mettre au point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2</text:p>
            <text:p>1</text:p>
            <text:p>2</text:p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En tant que gestionnaire, afficher ou </text:p>
            <text:p>Télécharger le fichier des messages reçus</text:p>
          </table:table-cell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- page(s ?) back-office php</text:p>
            <text:p>  → afficher tableau des messages</text:p>
            <text:p>  → télécharger listes messages en .csv</text:p>
            <text:p>  (PHP / SQL)</text:p>
            <text:p>Tester / mettre au point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1</text:p>
            <text:p>2</text:p>
            <text:p>2</text:p>
            <text:p/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8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En tant qu’internaute, connaître les</text:p>
            <text:p> mentions légales du site</text:p>
          </table:table-cell>
          <table:table-cell table:style-name="ce1" office:value-type="float" office:value="50" calcext:value-type="float">
            <text:p>50</text:p>
          </table:table-cell>
          <table:table-cell office:value-type="string" calcext:value-type="string">
            <text:p>- page HTML (liens dans menu et footer)</text:p>
            <text:p>- contenu</text:p>
            <text:p>- Tester / mettre au point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1</text:p>
            <text:p>1</text:p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9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En tant qu’internaute, pouvoir accéder</text:p>
            <text:p> À des sites liés (conseil regional, OT …)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- Liens dans footer (HMTL : CSS)</text:p>
            <text:p>- Tester / mettre au point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1</text:p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9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En tant que propriétaire, avoir un bon </text:p>
            <text:p>Référencement</text:p>
          </table:table-cell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??</text:p>
          </table:table-cell>
          <table:table-cell table:style-name="ce1" office:value-type="string" calcext:value-type="string">
            <text:p>8 ?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7"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1"/>
          <table:table-cell table:number-columns-repeated="4"/>
          <table:table-cell office:value-type="string" calcext:value-type="string">
            <text:p>Total</text:p>
          </table:table-cell>
          <table:table-cell table:formula="of:=SUM([.G3:.G11])" office:value-type="float" office:value="71.25" calcext:value-type="float">
            <text:p>71,25</text:p>
          </table:table-cell>
        </table:table-row>
        <table:table-row table:style-name="ro1" table:number-rows-repeated="2">
          <table:table-cell table:style-name="ce1"/>
          <table:table-cell table:number-columns-repeated="6"/>
        </table:table-row>
        <table:table-row table:style-name="ro1" table:number-rows-repeated="4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4:39.166341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4:15:06.856548314</meta:creation-date>
    <meta:generator>LibreOffice/5.2.5.1$Linux_X86_64 LibreOffice_project/20m0$Build-1</meta:generator>
    <dc:date>2017-04-05T16:16:16.958025357</dc:date>
    <meta:editing-duration>PT58M51S</meta:editing-duration>
    <meta:editing-cycles>38</meta:editing-cycles>
    <meta:document-statistic meta:table-count="1" meta:cell-count="71" meta:object-count="0"/>
  </office:meta>
</office:document-meta>
</file>